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" manifest:version="1.2" manifest:media-type="application/vnd.oasis.opendocument.text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text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text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7E000002C70FDF1F4B54B9BC8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6.6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07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0.47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59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0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1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9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0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6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3.6000003814697pt" style:font-size-asian="13.6000003814697pt" style:font-size-complex="13.6000003814697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000000"/>
      <style:text-properties style:text-line-through-style="solid" style:text-line-through-type="single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000000" style:font-name="Times New Roman" fo:font-size="13.6000003814697pt" fo:font-weight="bold" style:font-size-asian="13.6000003814697pt" style:font-name-complex="Times New Roman" style:font-size-complex="13.6000003814697pt" style:font-weight-complex="bold"/>
    </style:style>
    <style:style style:name="T2" style:family="text">
      <style:text-properties fo:color="#2d2828" style:font-name="Times New Roman" fo:font-size="14.1000003814697pt" fo:font-weight="bold" style:font-size-asian="14.1000003814697pt" style:font-name-complex="Times New Roman" style:font-size-complex="14.1000003814697pt" style:font-weight-complex="bold"/>
    </style:style>
    <style:style style:name="T3" style:family="text">
      <style:text-properties fo:color="#2d2828" style:font-name="Times New Roman" fo:font-size="13.6000003814697pt" fo:font-weight="bold" style:font-size-asian="13.6000003814697pt" style:font-name-complex="Times New Roman" style:font-size-complex="13.6000003814697pt" style:font-weight-complex="bold"/>
    </style:style>
    <style:style style:name="T4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5" style:family="text">
      <style:text-properties fo:color="#000000" style:font-name="Calibri" fo:font-size="12pt" fo:font-weight="bold" style:font-size-asian="12pt" style:font-name-complex="Calibri" style:font-size-complex="12pt" style:font-weight-complex="bold"/>
    </style:style>
    <style:style style:name="T6" style:family="text">
      <style:text-properties fo:color="#000000" style:font-name="Arial" fo:font-size="7.59999990463257pt" fo:font-weight="bold" style:font-size-asian="7.59999990463257pt" style:font-name-complex="Arial" style:font-size-complex="7.59999990463257pt" style:font-weight-complex="bold"/>
    </style:style>
    <style:style style:name="T7" style:family="text">
      <style:text-properties fo:color="#000000" style:font-name="Calibri" fo:font-size="11.1000003814697pt" style:font-size-asian="11.1000003814697pt" style:font-name-complex="Calibri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568cm" svg:height="0.754cm" svg:x="0.948cm" svg:y="2.845cm" svg:viewBox="0 0 17569 755" draw:points="0,755 17569,755 17569,0 0,0">
          <text:p/>
        </draw:polygon>
        <draw:frame draw:style-name="gr2" draw:text-style-name="P3" draw:layer="layout" svg:width="6.64cm" svg:height="0.531cm" svg:x="0.999cm" svg:y="2.872cm">
          <draw:text-box>
            <text:p text:style-name="P2"><text:span text:style-name="T1"><text:s text:c="56"/></text:span></text:p>
          </draw:text-box>
        </draw:frame>
        <draw:polygon draw:style-name="gr1" draw:text-style-name="P1" draw:layer="layout" svg:width="17.567cm" svg:height="0.85cm" svg:x="0.948cm" svg:y="3.599cm" svg:viewBox="0 0 17568 851" draw:points="0,851 17568,851 17568,0 0,0">
          <text:p/>
        </draw:polygon>
        <draw:frame draw:style-name="gr3" draw:text-style-name="P4" draw:layer="layout" svg:width="4.079cm" svg:height="0.547cm" svg:x="7.668cm" svg:y="2.857cm">
          <draw:text-box>
            <text:p text:style-name="P2"><text:span text:style-name="T2">Customer Journey </text:span></text:p>
          </draw:text-box>
        </draw:frame>
        <draw:polygon draw:style-name="gr1" draw:text-style-name="P1" draw:layer="layout" svg:width="17.567cm" svg:height="0.661cm" svg:x="0.948cm" svg:y="4.449cm" svg:viewBox="0 0 17568 662" draw:points="0,662 17568,662 17568,0 0,0">
          <text:p/>
        </draw:polygon>
        <draw:frame draw:style-name="gr4" draw:text-style-name="P3" draw:layer="layout" svg:width="0.477cm" svg:height="0.531cm" svg:x="0.999cm" svg:y="3.732cm">
          <draw:text-box>
            <text:p text:style-name="P2"><text:span text:style-name="T3"><text:s text:c="2"/></text:span></text:p>
          </draw:text-box>
        </draw:frame>
        <draw:frame draw:style-name="gr4" draw:text-style-name="P3" draw:layer="layout" svg:width="0.477cm" svg:height="0.531cm" svg:x="0.999cm" svg:y="4.583cm">
          <draw:text-box>
            <text:p text:style-name="P2"><text:span text:style-name="T3"><text:s text:c="4"/></text:span></text:p>
          </draw:text-box>
        </draw:frame>
        <draw:frame draw:style-name="gr5" draw:text-style-name="P5" draw:layer="layout" svg:width="0.963cm" svg:height="0.395cm" svg:x="2.3cm" svg:y="5.394cm">
          <draw:text-box>
            <text:p text:style-name="P2"><text:span text:style-name="T4">DATE </text:span></text:p>
          </draw:text-box>
        </draw:frame>
        <draw:polygon draw:style-name="gr6" draw:text-style-name="P6" draw:layer="layout" svg:width="0.017cm" svg:height="0.017cm" svg:x="2.1cm" svg:y="5.3cm" svg:viewBox="0 0 18 18" draw:points="0,18 18,18 18,0 0,0">
          <text:p/>
        </draw:polygon>
        <draw:polygon draw:style-name="gr6" draw:text-style-name="P6" draw:layer="layout" svg:width="0.017cm" svg:height="0.017cm" svg:x="2.1cm" svg:y="5.3cm" svg:viewBox="0 0 18 18" draw:points="0,18 18,18 18,0 0,0">
          <text:p/>
        </draw:polygon>
        <draw:polygon draw:style-name="gr6" draw:text-style-name="P6" draw:layer="layout" svg:width="4.674cm" svg:height="0.017cm" svg:x="2.117cm" svg:y="5.3cm" svg:viewBox="0 0 4675 18" draw:points="0,18 4675,18 4675,0 0,0">
          <text:p/>
        </draw:polygon>
        <draw:polygon draw:style-name="gr6" draw:text-style-name="P6" draw:layer="layout" svg:width="0.016cm" svg:height="0.017cm" svg:x="6.792cm" svg:y="5.3cm" svg:viewBox="0 0 17 18" draw:points="0,18 17,18 17,0 0,0">
          <text:p/>
        </draw:polygon>
        <draw:polygon draw:style-name="gr6" draw:text-style-name="P7" draw:layer="layout" svg:width="11.729cm" svg:height="0.017cm" svg:x="6.869cm" svg:y="5.322cm" svg:viewBox="0 0 11730 18" draw:points="0,18 11730,18 11730,0 0,0">
          <text:p/>
        </draw:polygon>
        <draw:polygon draw:style-name="gr6" draw:text-style-name="P6" draw:layer="layout" svg:width="0.016cm" svg:height="0.017cm" svg:x="18.537cm" svg:y="5.3cm" svg:viewBox="0 0 17 18" draw:points="0,18 17,18 17,0 0,0">
          <text:p/>
        </draw:polygon>
        <draw:polygon draw:style-name="gr6" draw:text-style-name="P6" draw:layer="layout" svg:width="0.016cm" svg:height="0.017cm" svg:x="18.537cm" svg:y="5.3cm" svg:viewBox="0 0 17 18" draw:points="0,18 17,18 17,0 0,0">
          <text:p/>
        </draw:polygon>
        <draw:polygon draw:style-name="gr6" draw:text-style-name="P6" draw:layer="layout" svg:width="0.017cm" svg:height="0.627cm" svg:x="2.1cm" svg:y="5.317cm" svg:viewBox="0 0 18 628" draw:points="0,628 18,628 18,0 0,0">
          <text:p/>
        </draw:polygon>
        <draw:polygon draw:style-name="gr6" draw:text-style-name="P6" draw:layer="layout" svg:width="0.016cm" svg:height="0.627cm" svg:x="6.792cm" svg:y="5.317cm" svg:viewBox="0 0 17 628" draw:points="0,628 17,628 17,0 0,0">
          <text:p/>
        </draw:polygon>
        <draw:polygon draw:style-name="gr6" draw:text-style-name="P6" draw:layer="layout" svg:width="0.016cm" svg:height="0.627cm" svg:x="18.537cm" svg:y="5.317cm" svg:viewBox="0 0 17 628" draw:points="0,628 17,628 17,0 0,0">
          <text:p/>
        </draw:polygon>
        <draw:frame draw:style-name="gr7" draw:text-style-name="P5" draw:layer="layout" svg:width="1.412cm" svg:height="0.395cm" svg:x="2.3cm" svg:y="6.033cm">
          <draw:text-box>
            <text:p text:style-name="P2"><text:span text:style-name="T4">TEAM ID</text:span></text:p>
          </draw:text-box>
        </draw:frame>
        <draw:frame draw:style-name="gr8" draw:text-style-name="P8" draw:layer="layout" svg:width="0.422cm" svg:height="0.425cm" svg:x="3.692cm" svg:y="6.008cm">
          <draw:text-box>
            <text:p text:style-name="P2"><text:span text:style-name="T5"><text:s/></text:span></text:p>
          </draw:text-box>
        </draw:frame>
        <draw:frame draw:style-name="gr8" draw:text-style-name="P8" draw:layer="layout" svg:width="0.422cm" svg:height="0.425cm" svg:x="6.991cm" svg:y="6.008cm">
          <draw:text-box>
            <text:p text:style-name="P2"><text:span text:style-name="T5"><text:s text:c="2"/></text:span></text:p>
          </draw:text-box>
        </draw:frame>
        <draw:polygon draw:style-name="gr6" draw:text-style-name="P6" draw:layer="layout" svg:width="0.017cm" svg:height="0.017cm" svg:x="2.1cm" svg:y="5.944cm" svg:viewBox="0 0 18 18" draw:points="0,18 18,18 18,0 0,0">
          <text:p/>
        </draw:polygon>
        <draw:polygon draw:style-name="gr6" draw:text-style-name="P6" draw:layer="layout" svg:width="4.674cm" svg:height="0.017cm" svg:x="2.117cm" svg:y="5.944cm" svg:viewBox="0 0 4675 18" draw:points="0,18 4675,18 4675,0 0,0">
          <text:p/>
        </draw:polygon>
        <draw:polygon draw:style-name="gr6" draw:text-style-name="P6" draw:layer="layout" svg:width="0.016cm" svg:height="0.017cm" svg:x="6.792cm" svg:y="5.944cm" svg:viewBox="0 0 17 18" draw:points="0,18 17,18 17,0 0,0">
          <text:p/>
        </draw:polygon>
        <draw:polygon draw:style-name="gr6" draw:text-style-name="P6" draw:layer="layout" svg:width="11.729cm" svg:height="0.017cm" svg:x="6.808cm" svg:y="5.944cm" svg:viewBox="0 0 11730 18" draw:points="0,18 11730,18 11730,0 0,0">
          <text:p/>
        </draw:polygon>
        <draw:polygon draw:style-name="gr6" draw:text-style-name="P6" draw:layer="layout" svg:width="0.016cm" svg:height="0.017cm" svg:x="18.537cm" svg:y="5.944cm" svg:viewBox="0 0 17 18" draw:points="0,18 17,18 17,0 0,0">
          <text:p/>
        </draw:polygon>
        <draw:polygon draw:style-name="gr6" draw:text-style-name="P6" draw:layer="layout" svg:width="0.017cm" svg:height="0.601cm" svg:x="2.1cm" svg:y="5.961cm" svg:viewBox="0 0 18 602" draw:points="0,602 18,602 18,0 0,0">
          <text:p/>
        </draw:polygon>
        <draw:polygon draw:style-name="gr6" draw:text-style-name="P6" draw:layer="layout" svg:width="0.016cm" svg:height="0.601cm" svg:x="6.792cm" svg:y="5.961cm" svg:viewBox="0 0 17 602" draw:points="0,602 17,602 17,0 0,0">
          <text:p/>
        </draw:polygon>
        <draw:polygon draw:style-name="gr6" draw:text-style-name="P6" draw:layer="layout" svg:width="0.016cm" svg:height="0.601cm" svg:x="18.537cm" svg:y="5.961cm" svg:viewBox="0 0 17 602" draw:points="0,602 17,602 17,0 0,0">
          <text:p/>
        </draw:polygon>
        <draw:frame draw:style-name="gr8" draw:text-style-name="P8" draw:layer="layout" svg:width="0.422cm" svg:height="0.425cm" svg:x="10.488cm" svg:y="6.008cm">
          <draw:text-box>
            <text:p text:style-name="P2"><text:span text:style-name="T5"><text:s/></text:span></text:p>
          </draw:text-box>
        </draw:frame>
        <draw:frame draw:style-name="gr9" draw:text-style-name="P5" draw:layer="layout" svg:width="1.42cm" svg:height="0.395cm" svg:x="2.3cm" svg:y="6.656cm">
          <draw:text-box>
            <text:p text:style-name="P2"><text:span text:style-name="T4">PROJECT</text:span></text:p>
          </draw:text-box>
        </draw:frame>
        <draw:frame draw:style-name="gr8" draw:text-style-name="P8" draw:layer="layout" svg:width="0.422cm" svg:height="0.425cm" svg:x="3.701cm" svg:y="6.63cm">
          <draw:text-box>
            <text:p text:style-name="P2"><text:span text:style-name="T5"><text:s/></text:span></text:p>
          </draw:text-box>
        </draw:frame>
        <draw:frame draw:style-name="gr8" draw:text-style-name="P8" draw:layer="layout" svg:width="0.422cm" svg:height="0.425cm" svg:x="6.991cm" svg:y="6.63cm">
          <draw:text-box>
            <text:p text:style-name="P2"><text:span text:style-name="T5"><text:s text:c="2"/></text:span></text:p>
          </draw:text-box>
        </draw:frame>
        <draw:frame draw:style-name="gr10" draw:text-style-name="P5" draw:layer="layout" svg:width="10.56cm" svg:height="0.395cm" svg:x="7.186cm" svg:y="6.656cm">
          <draw:text-box>
            <text:p text:style-name="P2"><text:span text:style-name="T4">IOT BASED SMART CROP PROTECTION SYSTEM FOR AGRICULTUR</text:span></text:p>
          </draw:text-box>
        </draw:frame>
        <draw:polygon draw:style-name="gr6" draw:text-style-name="P6" draw:layer="layout" svg:width="0.017cm" svg:height="0.017cm" svg:x="2.1cm" svg:y="6.562cm" svg:viewBox="0 0 18 18" draw:points="0,18 18,18 18,0 0,0">
          <text:p/>
        </draw:polygon>
        <draw:polygon draw:style-name="gr6" draw:text-style-name="P6" draw:layer="layout" svg:width="4.674cm" svg:height="0.017cm" svg:x="2.117cm" svg:y="6.562cm" svg:viewBox="0 0 4675 18" draw:points="0,18 4675,18 4675,0 0,0">
          <text:p/>
        </draw:polygon>
        <draw:polygon draw:style-name="gr6" draw:text-style-name="P6" draw:layer="layout" svg:width="0.016cm" svg:height="0.017cm" svg:x="6.792cm" svg:y="6.562cm" svg:viewBox="0 0 17 18" draw:points="0,18 17,18 17,0 0,0">
          <text:p/>
        </draw:polygon>
        <draw:polygon draw:style-name="gr6" draw:text-style-name="P6" draw:layer="layout" svg:width="11.729cm" svg:height="0.017cm" svg:x="6.808cm" svg:y="6.562cm" svg:viewBox="0 0 11730 18" draw:points="0,18 11730,18 11730,0 0,0">
          <text:p/>
        </draw:polygon>
        <draw:polygon draw:style-name="gr6" draw:text-style-name="P6" draw:layer="layout" svg:width="0.016cm" svg:height="0.017cm" svg:x="18.537cm" svg:y="6.562cm" svg:viewBox="0 0 17 18" draw:points="0,18 17,18 17,0 0,0">
          <text:p/>
        </draw:polygon>
        <draw:polygon draw:style-name="gr6" draw:text-style-name="P6" draw:layer="layout" svg:width="0.017cm" svg:height="0.605cm" svg:x="2.1cm" svg:y="6.579cm" svg:viewBox="0 0 18 606" draw:points="0,606 18,606 18,0 0,0">
          <text:p/>
        </draw:polygon>
        <draw:polygon draw:style-name="gr6" draw:text-style-name="P6" draw:layer="layout" svg:width="0.016cm" svg:height="0.605cm" svg:x="6.792cm" svg:y="6.579cm" svg:viewBox="0 0 17 606" draw:points="0,606 17,606 17,0 0,0">
          <text:p/>
        </draw:polygon>
        <draw:polygon draw:style-name="gr6" draw:text-style-name="P6" draw:layer="layout" svg:width="0.016cm" svg:height="0.605cm" svg:x="18.537cm" svg:y="6.579cm" svg:viewBox="0 0 17 606" draw:points="0,606 17,606 17,0 0,0">
          <text:p/>
        </draw:polygon>
        <draw:frame draw:style-name="gr8" draw:text-style-name="P8" draw:layer="layout" svg:width="0.422cm" svg:height="0.425cm" svg:x="17.618cm" svg:y="6.63cm">
          <draw:text-box>
            <text:p text:style-name="P2"><text:span text:style-name="T5"><text:s/></text:span></text:p>
          </draw:text-box>
        </draw:frame>
        <draw:frame draw:style-name="gr11" draw:text-style-name="P5" draw:layer="layout" svg:width="1.018cm" svg:height="0.395cm" svg:x="2.3cm" svg:y="7.274cm">
          <draw:text-box>
            <text:p text:style-name="P2"><text:span text:style-name="T4">MARK</text:span></text:p>
          </draw:text-box>
        </draw:frame>
        <draw:frame draw:style-name="gr8" draw:text-style-name="P8" draw:layer="layout" svg:width="0.422cm" svg:height="0.425cm" svg:x="3.303cm" svg:y="7.248cm">
          <draw:text-box>
            <text:p text:style-name="P2"><text:span text:style-name="T5"><text:s/></text:span></text:p>
          </draw:text-box>
        </draw:frame>
        <draw:polygon draw:style-name="gr6" draw:text-style-name="P6" draw:layer="layout" svg:width="0.017cm" svg:height="0.017cm" svg:x="2.1cm" svg:y="7.184cm" svg:viewBox="0 0 18 18" draw:points="0,18 18,18 18,0 0,0">
          <text:p/>
        </draw:polygon>
        <draw:polygon draw:style-name="gr6" draw:text-style-name="P6" draw:layer="layout" svg:width="4.674cm" svg:height="0.017cm" svg:x="2.117cm" svg:y="7.184cm" svg:viewBox="0 0 4675 18" draw:points="0,18 4675,18 4675,0 0,0">
          <text:p/>
        </draw:polygon>
        <draw:polygon draw:style-name="gr6" draw:text-style-name="P6" draw:layer="layout" svg:width="0.016cm" svg:height="0.017cm" svg:x="6.792cm" svg:y="7.184cm" svg:viewBox="0 0 17 18" draw:points="0,18 17,18 17,0 0,0">
          <text:p/>
        </draw:polygon>
        <draw:polygon draw:style-name="gr6" draw:text-style-name="P6" draw:layer="layout" svg:width="11.729cm" svg:height="0.017cm" svg:x="6.808cm" svg:y="7.184cm" svg:viewBox="0 0 11730 18" draw:points="0,18 11730,18 11730,0 0,0">
          <text:p/>
        </draw:polygon>
        <draw:polygon draw:style-name="gr6" draw:text-style-name="P6" draw:layer="layout" svg:width="0.016cm" svg:height="0.017cm" svg:x="18.537cm" svg:y="7.184cm" svg:viewBox="0 0 17 18" draw:points="0,18 17,18 17,0 0,0">
          <text:p/>
        </draw:polygon>
        <draw:polygon draw:style-name="gr6" draw:text-style-name="P6" draw:layer="layout" svg:width="0.017cm" svg:height="0.622cm" svg:x="2.1cm" svg:y="7.201cm" svg:viewBox="0 0 18 623" draw:points="0,623 18,623 18,0 0,0">
          <text:p/>
        </draw:polygon>
        <draw:polygon draw:style-name="gr6" draw:text-style-name="P6" draw:layer="layout" svg:width="0.017cm" svg:height="0.017cm" svg:x="2.1cm" svg:y="7.823cm" svg:viewBox="0 0 18 18" draw:points="0,18 18,18 18,0 0,0">
          <text:p/>
        </draw:polygon>
        <draw:polygon draw:style-name="gr6" draw:text-style-name="P6" draw:layer="layout" svg:width="0.017cm" svg:height="0.017cm" svg:x="2.1cm" svg:y="7.823cm" svg:viewBox="0 0 18 18" draw:points="0,18 18,18 18,0 0,0">
          <text:p/>
        </draw:polygon>
        <draw:polygon draw:style-name="gr6" draw:text-style-name="P6" draw:layer="layout" svg:width="4.674cm" svg:height="0.017cm" svg:x="2.117cm" svg:y="7.823cm" svg:viewBox="0 0 4675 18" draw:points="0,18 4675,18 4675,0 0,0">
          <text:p/>
        </draw:polygon>
        <draw:polygon draw:style-name="gr6" draw:text-style-name="P6" draw:layer="layout" svg:width="0.016cm" svg:height="0.622cm" svg:x="6.792cm" svg:y="7.201cm" svg:viewBox="0 0 17 623" draw:points="0,623 17,623 17,0 0,0">
          <text:p/>
        </draw:polygon>
        <draw:polygon draw:style-name="gr6" draw:text-style-name="P6" draw:layer="layout" svg:width="0.016cm" svg:height="0.017cm" svg:x="6.792cm" svg:y="7.823cm" svg:viewBox="0 0 17 18" draw:points="0,18 17,18 17,0 0,0">
          <text:p/>
        </draw:polygon>
        <draw:polygon draw:style-name="gr6" draw:text-style-name="P6" draw:layer="layout" svg:width="11.729cm" svg:height="0.017cm" svg:x="6.808cm" svg:y="7.823cm" svg:viewBox="0 0 11730 18" draw:points="0,18 11730,18 11730,0 0,0">
          <text:p/>
        </draw:polygon>
        <draw:polygon draw:style-name="gr6" draw:text-style-name="P6" draw:layer="layout" svg:width="0.016cm" svg:height="0.622cm" svg:x="18.537cm" svg:y="7.201cm" svg:viewBox="0 0 17 623" draw:points="0,623 17,623 17,0 0,0">
          <text:p/>
        </draw:polygon>
        <draw:polygon draw:style-name="gr6" draw:text-style-name="P6" draw:layer="layout" svg:width="0.016cm" svg:height="0.017cm" svg:x="18.537cm" svg:y="7.823cm" svg:viewBox="0 0 17 18" draw:points="0,18 17,18 17,0 0,0">
          <text:p/>
        </draw:polygon>
        <draw:polygon draw:style-name="gr6" draw:text-style-name="P6" draw:layer="layout" svg:width="0.016cm" svg:height="0.017cm" svg:x="18.537cm" svg:y="7.823cm" svg:viewBox="0 0 17 18" draw:points="0,18 17,18 17,0 0,0">
          <text:p/>
        </draw:polygon>
        <draw:polygon draw:style-name="gr1" draw:text-style-name="P1" draw:layer="layout" svg:width="17.567cm" svg:height="0.568cm" svg:x="0.948cm" svg:y="8.145cm" svg:viewBox="0 0 17568 569" draw:points="0,569 17568,569 17568,0 0,0">
          <text:p/>
        </draw:polygon>
        <draw:frame draw:style-name="gr12" draw:text-style-name="P8" draw:layer="layout" svg:width="1.704cm" svg:height="0.425cm" svg:x="6.991cm" svg:y="7.286cm">
          <draw:text-box>
            <text:p text:style-name="P2"><text:span text:style-name="T5"><text:s text:c="2"/></text:span><text:span text:style-name="T5">2 MARK </text:span></text:p>
          </draw:text-box>
        </draw:frame>
        <draw:polygon draw:style-name="gr1" draw:text-style-name="P1" draw:layer="layout" svg:width="17.567cm" svg:height="0.686cm" svg:x="0.948cm" svg:y="8.713cm" svg:viewBox="0 0 17568 687" draw:points="0,687 17568,687 17568,0 0,0">
          <text:p/>
        </draw:polygon>
        <draw:frame draw:style-name="gr13" draw:text-style-name="P9" draw:layer="layout" svg:width="0.266cm" svg:height="0.297cm" svg:x="0.999cm" svg:y="8.214cm">
          <draw:text-box>
            <text:p text:style-name="P2"><text:span text:style-name="T6"><text:s/></text:span></text:p>
          </draw:text-box>
        </draw:frame>
        <draw:polygon draw:style-name="gr1" draw:text-style-name="P1" draw:layer="layout" svg:width="17.567cm" svg:height="0.682cm" svg:x="0.948cm" svg:y="9.399cm" svg:viewBox="0 0 17568 683" draw:points="0,683 17568,683 17568,0 0,0">
          <text:p/>
        </draw:polygon>
        <draw:frame draw:style-name="gr13" draw:text-style-name="P9" draw:layer="layout" svg:width="0.266cm" svg:height="0.297cm" svg:x="0.999cm" svg:y="8.9cm">
          <draw:text-box>
            <text:p text:style-name="P2"><text:span text:style-name="T6"><text:s/></text:span></text:p>
          </draw:text-box>
        </draw:frame>
        <draw:polygon draw:style-name="gr1" draw:text-style-name="P1" draw:layer="layout" svg:width="17.567cm" svg:height="0.66cm" svg:x="0.948cm" svg:y="10.081cm" svg:viewBox="0 0 17568 661" draw:points="0,661 17568,661 17568,0 0,0">
          <text:p/>
        </draw:polygon>
        <draw:frame draw:style-name="gr13" draw:text-style-name="P9" draw:layer="layout" svg:width="0.266cm" svg:height="0.297cm" svg:x="0.999cm" svg:y="9.586cm">
          <draw:text-box>
            <text:p text:style-name="P2"><text:span text:style-name="T6"><text:s/></text:span></text:p>
          </draw:text-box>
        </draw:frame>
        <draw:frame draw:style-name="gr4" draw:text-style-name="P3" draw:layer="layout" svg:width="0.477cm" svg:height="0.531cm" svg:x="0.999cm" svg:y="10.214cm">
          <draw:text-box>
            <text:p text:style-name="P2"><text:span text:style-name="T3"><text:s/></text:span></text:p>
          </draw:text-box>
        </draw:frame>
        <draw:frame draw:style-name="gr14" draw:text-style-name="P10" draw:layer="layout" svg:width="19.42cm" svg:height="11.653cm" svg:x="1.053cm" svg:y="10.93cm">
          <draw:image xlink:href="Pictures/100000000000057E000002C70FDF1F4B54B9BC81.jpg" xlink:type="simple" xlink:show="embed" xlink:actuate="onLoad" loext:mime-type="image/jpeg">
            <text:p/>
          </draw:image>
        </draw:frame>
        <draw:frame draw:style-name="gr15" draw:text-style-name="P5" draw:layer="layout" svg:width="0.388cm" svg:height="0.395cm" svg:x="20.477cm" svg:y="22.288cm">
          <draw:text-box>
            <text:p text:style-name="P2"><text:span text:style-name="T7"><text:s/></text:span></text:p>
          </draw:text-box>
        </draw:frame>
        <draw:frame draw:style-name="gr16" draw:text-style-name="P11" draw:layer="layout" svg:width="11.811cm" svg:height="0.571cm" svg:x="6.742cm" svg:y="5.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11" draw:layer="layout" svg:width="16.998cm" svg:height="2.994cm" svg:x="5.111cm" svg:y="4.12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11" draw:layer="layout" svg:width="16.998cm" svg:height="2.994cm" svg:x="5.111cm" svg:y="4.12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11" draw:layer="layout" svg:width="16.998cm" svg:height="2.994cm" svg:x="5.111cm" svg:y="4.12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2" draw:layer="layout" svg:width="16.998cm" svg:height="2.994cm" svg:x="5.091cm" svg:y="4.7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.8cm" fo:margin-bottom="1cm" fo:margin-left="0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01T15:26:18.024360655</dc:date>
    <meta:editing-duration>PT12M12S</meta:editing-duration>
    <meta:editing-cycles>5</meta:editing-cycles>
    <meta:generator>LibreOffice/6.1.0.3$Linux_X86_64 LibreOffice_project/10$Build-3</meta:generator>
    <meta:document-statistic meta:object-count="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T1" style:family="text">
      <style:text-properties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2" style:family="text">
      <style:text-properties fo:font-size="12pt" fo:language="en" fo:country="US" fo:font-weight="bold" officeooo:rsid="0017919c" style:font-name-asian="Calibri" style:font-size-asian="12pt" style:font-weight-asian="bold" style:font-name-complex="Calibri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fo:language="en" fo:country="US" style:letter-kerning="false" style:language-asian="en" style:country-asian="US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/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November 2022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punctuation-wrap="simple" style:writing-mode="lr-tb"/>
      <style:text-properties style:use-window-font-color="true" fo:language="en" fo:country="US" style:letter-kerning="true" style:language-asian="zh" style:country-asian="CN" style:language-complex="hi" style:country-complex="IN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Subtitle" style:family="paragraph" style:parent-style-name="LO-normal" style:next-style-name="LO-normal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LO-normal" style:next-style-name="LO-normal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O-normal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next-style-name="LO-normal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next-style-name="LO-normal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next-style-name="LO-normal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next-style-name="LO-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next-style-name="LO-normal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next-style-name="LO-normal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/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November 2022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punctuation-wrap="simple" style:writing-mode="lr-tb"/>
      <style:text-properties style:use-window-font-color="true" fo:language="en" fo:country="US" style:letter-kerning="true" style:language-asian="zh" style:country-asian="CN" style:language-complex="hi" style:country-complex="IN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Subtitle" style:family="paragraph" style:parent-style-name="LO-normal" style:next-style-name="LO-normal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LO-normal" style:next-style-name="LO-normal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O-normal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next-style-name="LO-normal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next-style-name="LO-normal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next-style-name="LO-normal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next-style-name="LO-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next-style-name="LO-normal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next-style-name="LO-normal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/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November 2022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punctuation-wrap="simple" style:writing-mode="lr-tb"/>
      <style:text-properties style:use-window-font-color="true" fo:language="en" fo:country="US" style:letter-kerning="true" style:language-asian="zh" style:country-asian="CN" style:language-complex="hi" style:country-complex="IN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Subtitle" style:family="paragraph" style:parent-style-name="LO-normal" style:next-style-name="LO-normal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LO-normal" style:next-style-name="LO-normal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O-normal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next-style-name="LO-normal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next-style-name="LO-normal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next-style-name="LO-normal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next-style-name="LO-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next-style-name="LO-normal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next-style-name="LO-normal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  <style:text-properties fo:font-size="12pt" fo:language="en" fo:country="US" fo:font-weight="bold" officeooo:paragraph-rsid="001821d5" style:font-name-asian="Calibri" style:font-size-asian="12pt" style:font-weight-asian="bold" style:font-name-complex="Calibri" style:font-size-complex="12pt" style:font-weight-complex="bold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8pt" style:font-size-asian="12pt" style:font-size-complex="12pt"/>
    </style:style>
    <style:style style:name="T3" style:family="text">
      <style:text-properties fo:font-size="6pt" style:font-size-asian="12pt" style:font-size-complex="12pt"/>
    </style:style>
    <style:style style:name="T4" style:family="text">
      <style:text-properties fo:font-size="4pt" style:font-size-asian="12pt" style:font-size-complex="12pt"/>
    </style:style>
    <style:style style:name="T5" style:family="text">
      <style:text-properties fo:font-size="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NT2022TMID22832</text:p>
      <text:p text:style-name="P1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punctuation-wrap="simple" style:writing-mode="lr-tb"/>
      <style:text-properties style:use-window-font-color="true" fo:language="en" fo:country="US" style:letter-kerning="true" style:language-asian="zh" style:country-asian="CN" style:language-complex="hi" style:country-complex="IN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Subtitle" style:family="paragraph" style:parent-style-name="LO-normal" style:next-style-name="LO-normal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LO-normal" style:next-style-name="LO-normal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O-normal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next-style-name="LO-normal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next-style-name="LO-normal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next-style-name="LO-normal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next-style-name="LO-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next-style-name="LO-normal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next-style-name="LO-normal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